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05e" officeooo:paragraph-rsid="000b7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tex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0:43.100141917</meta:creation-date>
    <dc:date>2024-12-02T20:51:07.123224497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